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16177" officeooo:paragraph-rsid="00016177"/>
    </style:style>
    <style:style style:name="P2" style:family="paragraph" style:parent-style-name="Standard">
      <style:text-properties officeooo:rsid="00034fcf" officeooo:paragraph-rsid="00034fcf"/>
    </style:style>
    <style:style style:name="P3" style:family="paragraph" style:parent-style-name="Standard">
      <style:text-properties officeooo:rsid="00034fcf" officeooo:paragraph-rsid="0012292e"/>
    </style:style>
    <style:style style:name="P4" style:family="paragraph" style:parent-style-name="Standard">
      <style:text-properties officeooo:rsid="00034fcf" officeooo:paragraph-rsid="00409b18"/>
    </style:style>
    <style:style style:name="P5" style:family="paragraph" style:parent-style-name="Standard">
      <style:text-properties fo:font-weight="bold" officeooo:rsid="000684ca" officeooo:paragraph-rsid="000684ca" style:font-weight-asian="bold" style:font-weight-complex="bold"/>
    </style:style>
    <style:style style:name="P6" style:family="paragraph" style:parent-style-name="Standard">
      <style:text-properties fo:font-weight="bold" officeooo:rsid="00085a42" officeooo:paragraph-rsid="00085a42" style:font-weight-asian="bold" style:font-weight-complex="bold"/>
    </style:style>
    <style:style style:name="P7" style:family="paragraph" style:parent-style-name="Standard">
      <style:text-properties fo:font-weight="bold" officeooo:rsid="000e6eef" officeooo:paragraph-rsid="00017358" style:font-weight-asian="bold" style:font-weight-complex="bold"/>
    </style:style>
    <style:style style:name="P8" style:family="paragraph" style:parent-style-name="Standard">
      <style:text-properties fo:font-weight="bold" officeooo:rsid="0011c557" officeooo:paragraph-rsid="0011c557" style:font-weight-asian="bold" style:font-weight-complex="bold"/>
    </style:style>
    <style:style style:name="P9" style:family="paragraph" style:parent-style-name="Standard">
      <style:text-properties fo:font-weight="bold" officeooo:rsid="0013a457" officeooo:paragraph-rsid="0013a457" style:font-weight-asian="bold" style:font-weight-complex="bold"/>
    </style:style>
    <style:style style:name="P10" style:family="paragraph" style:parent-style-name="Standard">
      <style:text-properties fo:font-weight="bold" officeooo:rsid="00157e56" officeooo:paragraph-rsid="00157e56" style:font-weight-asian="bold" style:font-weight-complex="bold"/>
    </style:style>
    <style:style style:name="P11" style:family="paragraph" style:parent-style-name="Standard">
      <style:text-properties fo:font-weight="bold" officeooo:rsid="001dd74b" officeooo:paragraph-rsid="001dd74b" style:font-weight-asian="bold" style:font-weight-complex="bold"/>
    </style:style>
    <style:style style:name="P12" style:family="paragraph" style:parent-style-name="Standard">
      <style:text-properties fo:font-weight="bold" officeooo:rsid="002550ee" officeooo:paragraph-rsid="002550ee" style:font-weight-asian="bold" style:font-weight-complex="bold"/>
    </style:style>
    <style:style style:name="P13" style:family="paragraph" style:parent-style-name="Standard">
      <style:text-properties fo:font-weight="bold" officeooo:rsid="002b4c33" officeooo:paragraph-rsid="002b4c33" style:font-weight-asian="bold" style:font-weight-complex="bold"/>
    </style:style>
    <style:style style:name="P14" style:family="paragraph" style:parent-style-name="Standard">
      <style:text-properties fo:font-weight="bold" officeooo:rsid="00355c85" officeooo:paragraph-rsid="00355c85" style:font-weight-asian="bold" style:font-weight-complex="bold"/>
    </style:style>
    <style:style style:name="P15" style:family="paragraph" style:parent-style-name="Standard">
      <style:text-properties fo:font-weight="bold" officeooo:rsid="00409b18" officeooo:paragraph-rsid="00409b18" style:font-weight-asian="bold" style:font-weight-complex="bold"/>
    </style:style>
    <style:style style:name="P16" style:family="paragraph" style:parent-style-name="Standard">
      <style:paragraph-properties fo:text-align="center" style:justify-single-word="false"/>
      <style:text-properties fo:font-size="16pt" fo:font-weight="bold" officeooo:rsid="00016177" officeooo:paragraph-rsid="00016177" style:font-weight-asian="bold" style:font-weight-complex="bold"/>
    </style:style>
    <style:style style:name="P17" style:family="paragraph" style:parent-style-name="Standard">
      <style:text-properties officeooo:rsid="0005077b" officeooo:paragraph-rsid="0005077b"/>
    </style:style>
    <style:style style:name="P18" style:family="paragraph" style:parent-style-name="Standard">
      <style:text-properties officeooo:rsid="0005562e" officeooo:paragraph-rsid="0005562e"/>
    </style:style>
    <style:style style:name="P19" style:family="paragraph" style:parent-style-name="Standard">
      <style:text-properties officeooo:rsid="000684ca" officeooo:paragraph-rsid="000684ca"/>
    </style:style>
    <style:style style:name="P20" style:family="paragraph" style:parent-style-name="Standard">
      <style:text-properties officeooo:rsid="00085a42" officeooo:paragraph-rsid="00085a42"/>
    </style:style>
    <style:style style:name="P21" style:family="paragraph" style:parent-style-name="Standard">
      <style:text-properties officeooo:rsid="0011c557" officeooo:paragraph-rsid="0011c557"/>
    </style:style>
    <style:style style:name="P22" style:family="paragraph" style:parent-style-name="Standard">
      <style:text-properties officeooo:rsid="000e6eef" officeooo:paragraph-rsid="0012292e"/>
    </style:style>
    <style:style style:name="P23" style:family="paragraph" style:parent-style-name="Standard">
      <style:text-properties officeooo:rsid="0013a457" officeooo:paragraph-rsid="0013a457"/>
    </style:style>
    <style:style style:name="P24" style:family="paragraph" style:parent-style-name="Standard">
      <style:text-properties officeooo:rsid="001493a3" officeooo:paragraph-rsid="001493a3"/>
    </style:style>
    <style:style style:name="P25" style:family="paragraph" style:parent-style-name="Standard">
      <style:text-properties officeooo:rsid="00170349" officeooo:paragraph-rsid="00170349"/>
    </style:style>
    <style:style style:name="P26" style:family="paragraph" style:parent-style-name="Standard">
      <style:text-properties officeooo:rsid="0018b1bb" officeooo:paragraph-rsid="0018b1bb"/>
    </style:style>
    <style:style style:name="P27" style:family="paragraph" style:parent-style-name="Standard">
      <style:text-properties officeooo:rsid="001c56ef" officeooo:paragraph-rsid="001c56ef"/>
    </style:style>
    <style:style style:name="P28" style:family="paragraph" style:parent-style-name="Standard">
      <style:text-properties officeooo:rsid="001dd74b" officeooo:paragraph-rsid="001dd74b"/>
    </style:style>
    <style:style style:name="P29" style:family="paragraph" style:parent-style-name="Standard">
      <style:text-properties officeooo:rsid="001e28a8" officeooo:paragraph-rsid="001e28a8"/>
    </style:style>
    <style:style style:name="P30" style:family="paragraph" style:parent-style-name="Standard">
      <style:text-properties officeooo:rsid="001e840d" officeooo:paragraph-rsid="00203ea8"/>
    </style:style>
    <style:style style:name="P31" style:family="paragraph" style:parent-style-name="Standard">
      <style:text-properties officeooo:rsid="00205bbd" officeooo:paragraph-rsid="00205bbd"/>
    </style:style>
    <style:style style:name="P32" style:family="paragraph" style:parent-style-name="Standard">
      <style:text-properties officeooo:rsid="0021d326" officeooo:paragraph-rsid="00237de4"/>
    </style:style>
    <style:style style:name="P33" style:family="paragraph" style:parent-style-name="Standard">
      <style:text-properties officeooo:rsid="002550ee" officeooo:paragraph-rsid="002550ee"/>
    </style:style>
    <style:style style:name="P34" style:family="paragraph" style:parent-style-name="Standard">
      <style:text-properties officeooo:rsid="0027b06e" officeooo:paragraph-rsid="0027b06e"/>
    </style:style>
    <style:style style:name="P35" style:family="paragraph" style:parent-style-name="Standard">
      <style:text-properties officeooo:rsid="0027b06e" officeooo:paragraph-rsid="002af520"/>
    </style:style>
    <style:style style:name="P36" style:family="paragraph" style:parent-style-name="Standard">
      <style:text-properties officeooo:rsid="002b4c33" officeooo:paragraph-rsid="002b4c33"/>
    </style:style>
    <style:style style:name="P37" style:family="paragraph" style:parent-style-name="Standard">
      <style:text-properties officeooo:rsid="002ea9ff" officeooo:paragraph-rsid="002ea9ff"/>
    </style:style>
    <style:style style:name="P38" style:family="paragraph" style:parent-style-name="Standard">
      <style:text-properties officeooo:rsid="002ea9ff" officeooo:paragraph-rsid="00318f12"/>
    </style:style>
    <style:style style:name="P39" style:family="paragraph" style:parent-style-name="Standard">
      <style:text-properties fo:font-style="italic" fo:font-weight="bold" officeooo:rsid="002ea9ff" officeooo:paragraph-rsid="002ea9ff" style:font-style-asian="italic" style:font-weight-asian="bold" style:font-style-complex="italic" style:font-weight-complex="bold"/>
    </style:style>
    <style:style style:name="P40" style:family="paragraph" style:parent-style-name="Standard">
      <style:text-properties fo:font-style="italic" fo:font-weight="bold" officeooo:rsid="00322d75" officeooo:paragraph-rsid="00322d75" style:font-style-asian="italic" style:font-weight-asian="bold" style:font-style-complex="italic" style:font-weight-complex="bold"/>
    </style:style>
    <style:style style:name="P41" style:family="paragraph" style:parent-style-name="Standard">
      <style:text-properties officeooo:rsid="00322d75" officeooo:paragraph-rsid="00322d75"/>
    </style:style>
    <style:style style:name="P42" style:family="paragraph" style:parent-style-name="Standard">
      <style:text-properties officeooo:rsid="0033e6f8" officeooo:paragraph-rsid="0033e6f8"/>
    </style:style>
    <style:style style:name="P43" style:family="paragraph" style:parent-style-name="Standard">
      <style:text-properties officeooo:rsid="00355c85" officeooo:paragraph-rsid="00355c85"/>
    </style:style>
    <style:style style:name="P44" style:family="paragraph" style:parent-style-name="Standard">
      <style:text-properties officeooo:paragraph-rsid="00373fc2"/>
    </style:style>
    <style:style style:name="P45" style:family="paragraph" style:parent-style-name="Standard">
      <style:text-properties officeooo:rsid="003a745a" officeooo:paragraph-rsid="003a745a"/>
    </style:style>
    <style:style style:name="P46" style:family="paragraph" style:parent-style-name="Standard">
      <style:text-properties officeooo:rsid="003c1570" officeooo:paragraph-rsid="003c1570"/>
    </style:style>
    <style:style style:name="P47" style:family="paragraph" style:parent-style-name="Standard">
      <style:text-properties officeooo:rsid="00409b18" officeooo:paragraph-rsid="00409b18"/>
    </style:style>
    <style:style style:name="P48" style:family="paragraph" style:parent-style-name="Standard">
      <style:text-properties officeooo:rsid="00421a8c" officeooo:paragraph-rsid="00421a8c"/>
    </style:style>
    <style:style style:name="P49" style:family="paragraph" style:parent-style-name="Standard">
      <style:text-properties officeooo:rsid="0043ec65" officeooo:paragraph-rsid="0043ec65"/>
    </style:style>
    <style:style style:name="P50" style:family="paragraph" style:parent-style-name="Standard">
      <style:text-properties officeooo:rsid="00450a23" officeooo:paragraph-rsid="00450a23"/>
    </style:style>
    <style:style style:name="P51" style:family="paragraph" style:parent-style-name="Text_20_body">
      <style:text-properties officeooo:rsid="002b4c33" officeooo:paragraph-rsid="002b4c33"/>
    </style:style>
    <style:style style:name="P52" style:family="paragraph" style:parent-style-name="Text_20_body">
      <style:paragraph-properties fo:text-align="justify" style:justify-single-word="false"/>
      <style:text-properties officeooo:rsid="003ea769" officeooo:paragraph-rsid="0040821c"/>
    </style:style>
    <style:style style:name="P53" style:family="paragraph" style:parent-style-name="Standard">
      <style:text-properties fo:font-style="italic" fo:font-weight="bold" officeooo:rsid="002ea9ff" officeooo:paragraph-rsid="002ea9ff" style:font-style-asian="italic" style:font-weight-asian="bold" style:font-style-complex="italic" style:font-weight-complex="bold"/>
    </style:style>
    <style:style style:name="P54" style:family="paragraph" style:parent-style-name="Standard">
      <style:text-properties officeooo:rsid="00016177" officeooo:paragraph-rsid="0005077b"/>
    </style:style>
    <style:style style:name="P55" style:family="paragraph" style:parent-style-name="Standard">
      <style:paragraph-properties fo:break-before="page"/>
      <style:text-properties fo:font-style="italic" fo:font-weight="bold" officeooo:rsid="002ea9ff" officeooo:paragraph-rsid="002ea9ff" style:font-style-asian="italic" style:font-weight-asian="bold" style:font-style-complex="italic" style:font-weight-complex="bold"/>
    </style:style>
    <style:style style:name="T1" style:family="text">
      <style:text-properties officeooo:rsid="0009fbf8"/>
    </style:style>
    <style:style style:name="T2" style:family="text">
      <style:text-properties officeooo:rsid="000cd23c"/>
    </style:style>
    <style:style style:name="T3" style:family="text">
      <style:text-properties officeooo:rsid="00101f35"/>
    </style:style>
    <style:style style:name="T4" style:family="text">
      <style:text-properties officeooo:rsid="0012292e"/>
    </style:style>
    <style:style style:name="T5" style:family="text">
      <style:text-properties officeooo:rsid="001a96e6"/>
    </style:style>
    <style:style style:name="T6" style:family="text">
      <style:text-properties officeooo:rsid="001ba29f"/>
    </style:style>
    <style:style style:name="T7" style:family="text">
      <style:text-properties officeooo:rsid="00203ea8"/>
    </style:style>
    <style:style style:name="T8" style:family="text">
      <style:text-properties officeooo:rsid="00237de4"/>
    </style:style>
    <style:style style:name="T9" style:family="text">
      <style:text-properties officeooo:rsid="002af520"/>
    </style:style>
    <style:style style:name="T10" style:family="text">
      <style:text-properties officeooo:rsid="002ea9ff"/>
    </style:style>
    <style:style style:name="T11" style:family="text">
      <style:text-properties officeooo:rsid="00318f12"/>
    </style:style>
    <style:style style:name="T12" style:family="text">
      <style:text-properties officeooo:rsid="00373fc2"/>
    </style:style>
    <style:style style:name="T13" style:family="text">
      <style:text-properties officeooo:rsid="003cd0be"/>
    </style:style>
    <style:style style:name="T14" style:family="text">
      <style:text-properties officeooo:rsid="0040821c"/>
    </style:style>
    <style:style style:name="T15" style:family="text">
      <style:text-properties officeooo:rsid="00421a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rewall com pfSense</text:p>
      <text:p text:style-name="Standard"/>
      <text:p text:style-name="P18">Instalação e configurações do pfSense como solução de firewall e proxy para o DNOCS.</text:p>
      <text:p text:style-name="Standard"/>
      <text:p text:style-name="P6">Um pouco de Teoria</text:p>
      <text:p text:style-name="P2"/>
      <text:p text:style-name="P5">Firewall</text:p>
      <text:p text:style-name="P19"/>
      <text:p text:style-name="P20">Firewall pode ser definido como uma barreira de proteção, que controla o tráfego de dados entre <text:span text:style-name="T1">um</text:span> <text:span text:style-name="T1">servidor</text:span> e a Internet(ou entre <text:span text:style-name="T1">um</text:span>a rede e a Internet). Seu objetivo é permitir somente a transmissão e a recepção de dados autorizados. Existem firewalls baseados na combinação de hardware <text:span text:style-name="T3">(appliance)</text:span> e software e firewalls baseados somente em software. Este último é o tipo recomendado ao uso doméstico <text:span text:style-name="T2">ou para pequenas empresas</text:span> e também é o mais comum.</text:p>
      <text:p text:style-name="P21"/>
      <text:p text:style-name="P22"><text:span text:style-name="T4">Uma </text:span>vantagem do uso de firewalls em redes, é que basta um computador pode atuar como firewall, não sendo necessário instalá-lo em cada máquina conectada.</text:p>
      <text:p text:style-name="P3"/>
      <text:p text:style-name="P21"/>
      <text:p text:style-name="P8">Firewall baseado em Hardware</text:p>
      <text:p text:style-name="P21"/>
      <text:p text:style-name="P21">Muito usado em empresas médias e grandes corporações, com uma grande quantidade de máquinas.</text:p>
      <text:p text:style-name="P21">Uma grande vantagem deste tipo de firewall é que tem um hardware dedicado, ao invés de compartilhar recursos com outros serviços.</text:p>
      <text:p text:style-name="P2"/>
      <text:p text:style-name="P2"/>
      <text:p text:style-name="P9">Proxy</text:p>
      <text:p text:style-name="P23"/>
      <text:p text:style-name="P23">São aplicativos que efetuam a comunicação entre ambos os lados por meio da avaliação do número da sessão TCP dos pacotes.</text:p>
      <text:p text:style-name="P23"/>
      <text:p text:style-name="P24">Todas as aplicação são obrigadas a usar o proxy para funcionar, o que oferece um grande controle.</text:p>
      <text:p text:style-name="P24">O proxy permite um acompanhamento mais preciso do tráfego entre rede e internet, ou entre redes. </text:p>
      <text:p text:style-name="P24">É possível, inclusive, contar com recursos de log e ferramentas de auditoria. Tais características deixam claro que este tipo de firewall é voltado para redes de médio ou grande porte e que sua configuração exige mais experiência no assunto.</text:p>
      <text:p text:style-name="P23"/>
      <text:p text:style-name="P23"/>
      <text:p text:style-name="P10">pfSense</text:p>
      <text:p text:style-name="P23"/>
      <text:p text:style-name="P25">O pfSense é um sistema operacional <text:span text:style-name="T13">de código aberto </text:span>b<text:span text:style-name="T13">a</text:span>seado no <text:span text:style-name="T13">Unix</text:span> FreeBSD <text:span text:style-name="T13">adaptado para ser um firewall e/ou roteador/gatway, portanto seu kernel é leve e contém somente o necessário para o funcionamento do firewall</text:span>.</text:p>
      <text:p text:style-name="P25"/>
      <text:p text:style-name="P26"><text:span text:style-name="T5">É</text:span> um<text:span text:style-name="T6">a</text:span> d<text:span text:style-name="T6">a</text:span>s mais <text:span text:style-name="T6">populares soluções de firewall</text:span> e provavelmente <text:span text:style-name="T6">a </text:span>mais ric<text:span text:style-name="T6">a</text:span> em recursos entre os</text:p>
      <text:p text:style-name="P26">sistemas para appliance, pré-configurado, pronto, amigável, amistoso e f<text:span text:style-name="T6">ácil de</text:span> us<text:span text:style-name="T6">ar, devido sua amigável </text:span>interface Web <text:span text:style-name="T6">e </text:span>d<text:span text:style-name="T6">a</text:span> versão <text:span text:style-name="T6">simplificada </text:span>do FreeBSD, <text:span text:style-name="T6">fo</text:span>cado <text:span text:style-name="T6">em </text:span>ambiente<text:span text:style-name="T6">s</text:span> de roteamento e firewalling, bem como segurança de networking, <text:span text:style-name="T6">proxy, </text:span>com excelente solução para VPN, entre outros diversos recursos. É um projeto descendente do famoso m0n0wall. Ao lado do FreeNAS são os principais e grandes projetos derivados do m0n0wall.</text:p>
      <text:p text:style-name="P23"/>
      <text:p text:style-name="P27">Um dos únicos recursos que o Pfsense não integra – por opção dos criadores do Projeto – é um</text:p>
      <text:p text:style-name="P27">IPS (Intrusion Prevention System).</text:p>
      <text:p text:style-name="P27"><text:soft-page-break/></text:p>
      <text:p text:style-name="P52"><text:span text:style-name="T14">Atualmente</text:span> o Pfsense pode ser considerado um serviço UTM, Unified Threat Management, ou Central Unificada de Gerenciamento de Ameaças, <text:span text:style-name="T14">inclusive já é</text:span> comercializado na forma <text:span text:style-name="T14">de</text:span> appliance (hardware + software) <text:span text:style-name="T14">e </text:span>seus serviços são abrangentes no quesito segurança de redes, sendo uma evolução do firewall tradicional, pois une a execução de vários serviços tais como vpn, balanceamento de carga, regras de NAT, regras de firewall, <text:span text:style-name="T14">proxy/cache, </text:span>geração de chaves RSA, monitoramento de tráfego, etc.</text:p>
      <text:p text:style-name="P15">Site <text:span text:style-name="T15">oficial</text:span></text:p>
      <text:p text:style-name="P47"/>
      <text:p text:style-name="P48"><text:a xlink:type="simple" xlink:href="http://pfsense.og/" text:style-name="Internet_20_link" text:visited-style-name="Visited_20_Internet_20_Link">http://pfsense.og</text:a></text:p>
      <text:p text:style-name="P48"/>
      <text:p text:style-name="P48">Forum</text:p>
      <text:p text:style-name="P48"><text:a xlink:type="simple" xlink:href="https://forum.pfsense.org/" text:style-name="Internet_20_link" text:visited-style-name="Visited_20_Internet_20_Link">https://forum.pfsense.org/</text:a></text:p>
      <text:p text:style-name="P48"/>
      <text:p text:style-name="P49">Forum em português</text:p>
      <text:p text:style-name="P49"><text:a xlink:type="simple" xlink:href="https://forum.pfsense.org/index.php?board=12.0" text:style-name="Internet_20_link" text:visited-style-name="Visited_20_Internet_20_Link">https://forum.pfsense.org/index.php?board=12.0</text:a> </text:p>
      <text:p text:style-name="P4"/>
      <text:p text:style-name="P50">Suporta instalação full com ISO e em pendrive.</text:p>
      <text:p text:style-name="P50"/>
      <text:p text:style-name="P2"/>
      <text:p text:style-name="P11">Squid</text:p>
      <text:p text:style-name="P28"/>
      <text:p text:style-name="P29">O Squid é um servidor proxy que suporta HTTP, HTTPS, FTP e outros protocolos.</text:p>
      <text:p text:style-name="P29"/>
      <text:p text:style-name="P30">Servidor proxy - <text:span text:style-name="T7">No cache são armazenados os objetos da Internet (ex. dados de páginas web) disponíveis via protocolo HTTP, FTP e Gopher num sistema mais próximo ao do cliente.</text:span></text:p>
      <text:p text:style-name="P28"/>
      <text:p text:style-name="P31">Muito utilizado por provedores de hospedagem e em redes locais (LAN).</text:p>
      <text:p text:style-name="P31"/>
      <text:p text:style-name="P32">A aplicação cliente (exemplo: navegador) poderá usar um proxy ttransparente, para facilitar o trabalho da equipe de administração. <text:span text:style-name="T8">Assim todos os pedidos HTTP para fora serão interceptados pelo Squid e todas as respostas serão armazenadas em cache. Desta forma não sendo necessário configurar o navegador.</text:span></text:p>
      <text:p text:style-name="P2"/>
      <text:p text:style-name="P2"/>
      <text:p text:style-name="P12">Captive Portal</text:p>
      <text:p text:style-name="P33"/>
      <text:p text:style-name="P34">Captive portal é um programa de computador responsável por controlar e gerenciar o acesso a</text:p>
      <text:p text:style-name="P34">Internet em redes públicas, de forma "automatizada". Ao digitar o endereço de qualquer site no</text:p>
      <text:p text:style-name="P34">navegador o usuário é interceptado pelo sistema do Captive Portal e redirecionado para uma</text:p>
      <text:p text:style-name="P35">interface que solicita a autenticação. É importante lembrar que não existe uma fórmula ou receita pronta que indique passo-a-passo como o PfSense deve ser a configurado, <text:span text:style-name="T9">pois tudo depende da necessidade da aplicação do mesmo.</text:span></text:p>
      <text:p text:style-name="P2"/>
      <text:p text:style-name="P2"/>
      <text:p text:style-name="P13">Requisitos Mínimos para instalar o pfSense <text:span text:style-name="T10">2.x</text:span></text:p>
      <text:p text:style-name="P45"><text:a xlink:type="simple" xlink:href="https://www.pfsense.org/hardware/#requirements" text:style-name="Internet_20_link" text:visited-style-name="Visited_20_Internet_20_Link">https://www.pfsense.org/hardware/#requirements</text:a> </text:p>
      <text:p text:style-name="P46"><text:a xlink:type="simple" xlink:href="https://www.freebsd.org/releases/10.3R/hardware.html" text:style-name="Internet_20_link" text:visited-style-name="Visited_20_Internet_20_Link">https://www.freebsd.org/releases/10.3R/hardware.html</text:a> </text:p>
      <text:p text:style-name="P36"/>
      <text:p text:style-name="P39"/>
      <text:p text:style-name="P55">Mínimo</text:p>
      <text:p text:style-name="P37"/>
      <text:p text:style-name="P37">CPU – 500 MHz</text:p>
      <text:p text:style-name="P37">RAM – 256 MB</text:p>
      <text:p text:style-name="P37"/>
      <text:p text:style-name="P39">Recomendado</text:p>
      <text:p text:style-name="P37"/>
      <text:p text:style-name="P44"><text:span text:style-name="T10">CPU – 1 GHz (recommded: </text:span>modern 1.0 GHz Intel or AMD CPU<text:span text:style-name="T12">)</text:span></text:p>
      <text:p text:style-name="P38">RAM – <text:span text:style-name="T11">1</text:span> <text:span text:style-name="T11">G</text:span>B</text:p>
      <text:p text:style-name="P38"/>
      <text:p text:style-name="P40">Requisitos para plataformas específicas</text:p>
      <text:p text:style-name="P41"/>
      <text:p text:style-name="P41">Instalação completa:</text:p>
      <text:p text:style-name="P41">CD-ROM ou pendrive para instalação inicial</text:p>
      <text:p text:style-name="P41"/>
      <text:p text:style-name="P42">Incorporado:</text:p>
      <text:p text:style-name="P42">1 cartão de memória/pendrive com 1GB</text:p>
      <text:p text:style-name="P42">Porta serial ou VGA para a console</text:p>
      <text:p text:style-name="P42"/>
      <text:p text:style-name="P14">Placas de rede</text:p>
      <text:p text:style-name="P43">2 a 3 placas de rede, dependendo do servidor</text:p>
      <text:p text:style-name="P36"/>
      <text:p text:style-name="P51">pfSense® software has the flexibility to be installed on a wide range of hardware, but it is currently supported only on the x86 architecture. The types of devices supported range from embedded devices to rack mounted servers.</text:p>
      <text:p text:style-name="Text_20_body">Since network environments differ dramatically, determining the exact hardware sizing for your pfSense deployment can be difficult, but the following will provide some base guidelines on choosing which hardware is sufficient for your installation.</text:p>
      <text:p text:style-name="P36"/>
      <text:p text:style-name="P2"/>
      <text:p text:style-name="P2"/>
      <text:p text:style-name="P7">Adaptação de: </text:p>
      <text:p text:style-name="P1"/>
      <text:p text:style-name="P1">Tutorial Pfsense</text:p>
      <text:p text:style-name="P1">Instalação e Configurações Básicas</text:p>
      <text:p text:style-name="P1">(De Aires Santos, Caíque Cabral, Jéssica Silva, Juliana Farias, Luiz Henrique</text:p>
      <text:p text:style-name="P1">Menezes e Oscar Junior</text:p>
      <text:p text:style-name="P1">Março de 2013)</text:p>
      <text:p text:style-name="P2">Encontrado em: <text:a xlink:type="simple" xlink:href="https://eteredes.files.wordpress.com/2015/04/tutorial_pfsense.pdf" text:style-name="Internet_20_link" text:visited-style-name="Visited_20_Internet_20_Link">https://eteredes.files.wordpress.com/2015/04/tutorial_pfsense.pdf</text:a></text:p>
      <text:p text:style-name="P2"/>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4:11:00.043147147</meta:creation-date>
    <dc:date>2019-03-18T13:32:51.193215738</dc:date>
    <meta:editing-duration>PT1H50M5S</meta:editing-duration>
    <meta:editing-cycles>58</meta:editing-cycles>
    <meta:generator>LibreOffice/6.0.7.3$Linux_X86_64 LibreOffice_project/00m0$Build-3</meta:generator>
    <meta:document-statistic meta:table-count="0" meta:image-count="0" meta:object-count="0" meta:page-count="3" meta:paragraph-count="64" meta:word-count="835" meta:character-count="5462" meta:non-whitespace-character-count="4680"/>
  </office:meta>
</office:document-meta>
</file>